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06152211312366741" text:style-name="L1">
        <text:list-item>
          <text:p text:style-name="P1">Resource names do not contain spaces.</text:p>
        </text:list-item>
        <text:list-item>
          <text:p text:style-name="P1">VictoryScreen doesn't properly identify the tier names, nor that the data it presents is a necessary condition for vic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2M51S</meta:editing-duration>
    <meta:editing-cycles>12</meta:editing-cycles>
    <meta:generator>OpenOffice/4.1.1$Win32 OpenOffice.org_project/411m6$Build-9775</meta:generator>
    <dc:date>2017-07-07T10:11:09.85</dc:date>
    <meta:document-statistic meta:table-count="0" meta:image-count="0" meta:object-count="0" meta:page-count="1" meta:paragraph-count="2" meta:word-count="27" meta:character-count="162"/>
    <meta:user-defined meta:name="Info 1"/>
    <meta:user-defined meta:name="Info 2"/>
    <meta:user-defined meta:name="Info 3"/>
    <meta:user-defined meta:name="Info 4"/>
  </office:meta>
</office:document-meta>
</file>